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ohit Devanagari1" svg:font-family="'Lohit Devanagari'"/>
    <style:font-face style:name="Menlo" svg:font-family="Menlo, Monaco, Consolas, 'Courier New', monospace"/>
    <style:font-face style:name="PingFang SC1" svg:font-family="'PingFang SC', 'Helvetica Neue', 'Microsoft YaHei UI', 'Microsoft YaHei', 'Noto Sans CJK SC', Sathu, EucrosiaUPC, sans-serif"/>
    <style:font-face style:name="PingFang SC" svg:font-family="'PingFang SC', 'Microsoft YaHei', SimHei, Arial, SimSun"/>
    <style:font-face style:name="apple-system" svg:font-family="apple-system, 'SF UI Text', Arial, 'PingFang SC', 'Hiragino Sans GB', 'Microsoft YaHei', 'WenQuanYi Micro Hei', sans-serif, SimHei, SimSun"/>
    <style:font-face style:name="monospace" svg:font-family="monospace, monospace"/>
    <style:font-face style:name="Liberation Mono" svg:font-family="'Liberation Mono'" style:font-family-generic="modern" style:font-pitch="fixed"/>
    <style:font-face style:name="Nimbus Mono L" svg:font-family="'Nimbus Mono L'" style:font-family-generic="modern" style:font-pitch="fixed"/>
    <style:font-face style:name="文泉驿点阵正黑" svg:font-family="文泉驿点阵正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点阵正黑1" svg:font-family="文泉驿点阵正黑" style:font-family-generic="system" style:font-pitch="variable"/>
  </office:font-face-decls>
  <office:automatic-styles>
    <style:style style:name="P1" style:family="paragraph" style:parent-style-name="Standard">
      <style:text-properties officeooo:rsid="001b415c" officeooo:paragraph-rsid="001b415c"/>
    </style:style>
    <style:style style:name="P2" style:family="paragraph" style:parent-style-name="Standard">
      <style:text-properties officeooo:rsid="001e4e37" officeooo:paragraph-rsid="001e4e37"/>
    </style:style>
    <style:style style:name="P3" style:family="paragraph" style:parent-style-name="Standard">
      <style:text-properties fo:font-size="14pt" fo:font-weight="bold" officeooo:rsid="00198e35" officeooo:paragraph-rsid="00198e35" style:font-size-asian="14pt" style:font-weight-asian="bold" style:font-size-complex="14pt" style:font-weight-complex="bold"/>
    </style:style>
    <style:style style:name="P4" style:family="paragraph" style:parent-style-name="Standard">
      <style:text-properties officeooo:rsid="001d3a11" officeooo:paragraph-rsid="0020ba05"/>
    </style:style>
    <style:style style:name="P5" style:family="paragraph" style:parent-style-name="Standard">
      <style:text-properties officeooo:rsid="001d42ac" officeooo:paragraph-rsid="0020ba05"/>
    </style:style>
    <style:style style:name="P6" style:family="paragraph" style:parent-style-name="Standard">
      <style:text-properties fo:font-variant="normal" fo:text-transform="none" fo:color="#4f4f4f" style:font-name="apple-system" fo:font-size="12pt" fo:letter-spacing="normal" fo:font-style="normal" fo:font-weight="normal" officeooo:rsid="0025a535" officeooo:paragraph-rsid="0020ba05" style:font-name-asian="文泉驿点阵正黑" style:font-size-asian="10.5pt" style:font-style-asian="normal" style:font-weight-asian="bold" style:font-name-complex="Liberation Mono" style:font-size-complex="10.5pt" style:font-weight-complex="bold"/>
    </style:style>
    <style:style style:name="P7" style:family="paragraph" style:parent-style-name="Standard">
      <style:text-properties officeooo:rsid="0022b851" officeooo:paragraph-rsid="0020ba05"/>
    </style:style>
    <style:style style:name="P8" style:family="paragraph" style:parent-style-name="Standard">
      <style:text-properties officeooo:rsid="002446fb" officeooo:paragraph-rsid="0020ba05"/>
    </style:style>
    <style:style style:name="P9" style:family="paragraph" style:parent-style-name="Standard">
      <style:text-properties officeooo:rsid="0024c034" officeooo:paragraph-rsid="0020ba05"/>
    </style:style>
    <style:style style:name="P10" style:family="paragraph" style:parent-style-name="Standard">
      <style:text-properties officeooo:rsid="0025a535" officeooo:paragraph-rsid="0020ba05"/>
    </style:style>
    <style:style style:name="P11" style:family="paragraph" style:parent-style-name="Standard">
      <style:text-properties officeooo:paragraph-rsid="0020ba05"/>
    </style:style>
    <style:style style:name="P12" style:family="paragraph" style:parent-style-name="Text_20_body">
      <style:paragraph-properties fo:margin-left="0cm" fo:margin-right="0cm" fo:margin-top="0cm" fo:margin-bottom="0.423cm" loext:contextual-spacing="false" style:line-height-at-least="0.688cm" fo:text-align="justify" style:justify-single-word="false" fo:orphans="2" fo:widows="2" fo:text-indent="0cm" style:auto-text-indent="false" fo:padding="0cm" fo:border="none"/>
      <style:text-properties fo:font-variant="normal" fo:text-transform="none" fo:color="#4f4f4f" style:font-name="PingFang SC" fo:font-size="10.5pt" fo:letter-spacing="normal" fo:font-style="normal" fo:font-weight="normal" officeooo:rsid="001d3a11" officeooo:paragraph-rsid="0020ba05" fo:padding="0cm" fo:border="none"/>
    </style:style>
    <style:style style:name="P13" style:family="paragraph" style:parent-style-name="Text_20_body">
      <style:paragraph-properties fo:margin-left="0cm" fo:margin-right="0cm" fo:margin-top="0cm" fo:margin-bottom="0.423cm" loext:contextual-spacing="false" style:line-height-at-least="0.688cm" fo:text-align="justify" style:justify-single-word="false" fo:orphans="2" fo:widows="2" fo:text-indent="0cm" style:auto-text-indent="false" fo:padding="0cm" fo:border="none"/>
      <style:text-properties fo:font-variant="normal" fo:text-transform="none" fo:color="#4f4f4f" style:font-name="PingFang SC" fo:font-size="10.5pt" fo:letter-spacing="normal" fo:font-style="normal" fo:font-weight="normal" officeooo:rsid="00466b48" officeooo:paragraph-rsid="0020ba05" fo:padding="0cm" fo:border="none"/>
    </style:style>
    <style:style style:name="P14" style:family="paragraph" style:parent-style-name="Text_20_body">
      <style:text-properties fo:font-variant="normal" fo:text-transform="none" fo:color="#4f4f4f" style:font-name="apple-system" fo:font-size="12pt" fo:letter-spacing="normal" fo:font-style="normal" fo:font-weight="normal" officeooo:paragraph-rsid="0020ba05" fo:padding="0cm" fo:border="none"/>
    </style:style>
    <style:style style:name="P15" style:family="paragraph" style:parent-style-name="Text_20_body">
      <style:text-properties fo:font-variant="normal" fo:text-transform="none" fo:color="#4f4f4f" style:font-name="PingFang SC" fo:font-size="10.5pt" fo:letter-spacing="normal" fo:font-style="normal" fo:font-weight="normal" officeooo:paragraph-rsid="0020ba05" fo:padding="0cm" fo:border="none"/>
    </style:style>
    <style:style style:name="P16" style:family="paragraph" style:parent-style-name="Text_20_body">
      <style:text-properties fo:font-variant="normal" fo:text-transform="none" fo:color="#4f4f4f" style:font-name="PingFang SC" fo:font-size="10.5pt" fo:letter-spacing="normal" fo:font-style="normal" fo:font-weight="normal" officeooo:rsid="001d3a11" officeooo:paragraph-rsid="0020ba05" fo:padding="0cm" fo:border="none"/>
    </style:style>
    <style:style style:name="P17" style:family="paragraph" style:parent-style-name="Text_20_body">
      <style:text-properties fo:font-variant="normal" fo:text-transform="none" fo:color="#4f4f4f" style:font-name="PingFang SC" fo:font-size="10.5pt" fo:letter-spacing="normal" fo:font-style="normal" fo:font-weight="normal" officeooo:rsid="0043727b" officeooo:paragraph-rsid="0020ba05" fo:padding="0cm" fo:border="none"/>
    </style:style>
    <style:style style:name="P18" style:family="paragraph" style:parent-style-name="Text_20_body">
      <style:text-properties fo:font-variant="normal" fo:text-transform="none" fo:color="#4f4f4f" style:font-name="PingFang SC" fo:font-size="10.5pt" fo:letter-spacing="normal" fo:font-style="normal" fo:font-weight="normal" officeooo:rsid="00444ff1" officeooo:paragraph-rsid="0020ba05" fo:padding="0cm" fo:border="none"/>
    </style:style>
    <style:style style:name="P19" style:family="paragraph" style:parent-style-name="Preformatted_20_Text">
      <style:text-properties fo:font-variant="normal" fo:text-transform="none" fo:color="#000000" fo:letter-spacing="normal" officeooo:rsid="001d3a11" officeooo:paragraph-rsid="0020ba05"/>
    </style:style>
    <style:style style:name="P20" style:family="paragraph" style:parent-style-name="Preformatted_20_Text">
      <style:text-properties fo:font-variant="normal" fo:text-transform="none" fo:color="#000000" fo:letter-spacing="normal" officeooo:rsid="0029b1b3" officeooo:paragraph-rsid="0020ba05"/>
    </style:style>
    <style:style style:name="P21" style:family="paragraph" style:parent-style-name="Preformatted_20_Text">
      <style:text-properties fo:font-variant="normal" fo:text-transform="none" fo:color="#000000" fo:letter-spacing="normal" officeooo:rsid="002ca9db" officeooo:paragraph-rsid="0020ba05"/>
    </style:style>
    <style:style style:name="P22" style:family="paragraph" style:parent-style-name="Preformatted_20_Text">
      <style:text-properties fo:font-variant="normal" fo:text-transform="none" fo:color="#000000" fo:letter-spacing="normal" officeooo:paragraph-rsid="0020ba05"/>
    </style:style>
    <style:style style:name="P23" style:family="paragraph" style:parent-style-name="Preformatted_20_Text">
      <style:text-properties fo:font-variant="normal" fo:text-transform="none" fo:color="#000000" fo:font-size="10.5pt" fo:letter-spacing="normal" officeooo:paragraph-rsid="0020ba05"/>
    </style:style>
    <style:style style:name="P24" style:family="paragraph" style:parent-style-name="Preformatted_20_Text">
      <style:text-properties fo:font-variant="normal" fo:text-transform="none" fo:color="#000000" style:font-name="Courier New" fo:font-size="10.5pt" fo:letter-spacing="normal" fo:font-style="normal" fo:font-weight="normal" officeooo:rsid="0025a535" officeooo:paragraph-rsid="0020ba05" style:font-name-asian="文泉驿点阵正黑" style:font-size-asian="10.5pt" style:font-size-complex="10.5pt"/>
    </style:style>
    <style:style style:name="P25" style:family="paragraph" style:parent-style-name="Preformatted_20_Text">
      <style:text-properties fo:font-variant="normal" fo:text-transform="none" fo:color="#000000" style:font-name="Courier New" fo:font-size="10.5pt" fo:letter-spacing="normal" fo:font-style="normal" fo:font-weight="normal" officeooo:rsid="0025a535" officeooo:paragraph-rsid="0020ba05" style:font-name-asian="文泉驿点阵正黑" style:font-size-asian="10.5pt" style:font-name-complex="Liberation Mono" style:font-size-complex="10.5pt"/>
    </style:style>
    <style:style style:name="P26" style:family="paragraph" style:parent-style-name="Preformatted_20_Text">
      <style:text-properties fo:font-variant="normal" fo:text-transform="none" fo:color="#800000" style:font-name="Courier New" fo:font-size="9pt" fo:letter-spacing="normal" fo:font-style="normal" fo:font-weight="normal" officeooo:paragraph-rsid="0020ba05"/>
    </style:style>
    <style:style style:name="P27" style:family="paragraph" style:parent-style-name="Preformatted_20_Text">
      <style:text-properties fo:font-variant="normal" fo:text-transform="none" fo:color="#4f4f4f" style:font-name="apple-system" fo:font-size="12pt" fo:letter-spacing="normal" fo:font-style="normal" fo:font-weight="normal" officeooo:rsid="0025a535" officeooo:paragraph-rsid="0020ba05" style:font-name-asian="文泉驿点阵正黑" style:font-size-asian="10.5pt" style:font-name-complex="Liberation Mono" style:font-size-complex="10.5pt"/>
    </style:style>
    <style:style style:name="P28" style:family="paragraph" style:parent-style-name="Heading_20_4">
      <style:paragraph-properties fo:margin-left="0cm" fo:margin-right="0cm" fo:orphans="2" fo:widows="2" fo:text-indent="0cm" style:auto-text-indent="false"/>
      <style:text-properties fo:font-variant="normal" fo:text-transform="none" fo:color="#333333" fo:letter-spacing="normal"/>
    </style:style>
    <style:style style:name="P29" style:family="paragraph" style:parent-style-name="Text_20_body">
      <style:paragraph-properties fo:margin-left="0cm" fo:margin-right="0cm" fo:margin-top="0cm" fo:margin-bottom="0.423cm" loext:contextual-spacing="false" style:line-height-at-least="0.688cm" fo:text-align="justify" style:justify-single-word="false" fo:orphans="2" fo:widows="2" fo:text-indent="0cm" style:auto-text-indent="false" fo:padding="0cm" fo:border="none"/>
      <style:text-properties fo:font-variant="normal" fo:text-transform="none" fo:color="#4f4f4f" style:font-name="PingFang SC" fo:font-size="10.5pt" fo:letter-spacing="normal" fo:font-style="normal" fo:font-weight="normal" officeooo:rsid="00466b48" officeooo:paragraph-rsid="0020ba05" style:font-name-asian="PingFang SC" style:font-size-asian="12pt" style:font-style-asian="normal" style:font-weight-asian="normal" fo:padding="0cm" fo:border="none"/>
    </style:style>
    <style:style style:name="P30" style:family="paragraph" style:parent-style-name="Text_20_body">
      <style:paragraph-properties fo:margin-left="0cm" fo:margin-right="0cm" fo:margin-top="0cm" fo:margin-bottom="0.423cm" loext:contextual-spacing="false" style:line-height-at-least="0.688cm" fo:text-align="justify" style:justify-single-word="false" fo:orphans="2" fo:widows="2" fo:text-indent="0cm" style:auto-text-indent="false" fo:padding="0cm" fo:border="none"/>
      <style:text-properties fo:font-variant="normal" fo:text-transform="none" fo:color="#4f4f4f" style:font-name="PingFang SC" fo:font-size="10.5pt" fo:letter-spacing="normal" fo:font-style="normal" fo:font-weight="normal" officeooo:rsid="0047f6b8" officeooo:paragraph-rsid="0020ba05" style:font-name-asian="PingFang SC" style:font-size-asian="12pt" style:font-style-asian="normal" style:font-weight-asian="normal" fo:padding="0cm" fo:border="none"/>
    </style:style>
    <style:style style:name="P31" style:family="paragraph" style:parent-style-name="Text_20_body">
      <style:paragraph-properties fo:margin-left="0cm" fo:margin-right="0cm" fo:margin-top="0cm" fo:margin-bottom="0.423cm" loext:contextual-spacing="false" style:line-height-at-least="0.688cm" fo:text-align="justify" style:justify-single-word="false" fo:orphans="2" fo:widows="2" fo:text-indent="0cm" style:auto-text-indent="false" fo:padding="0cm" fo:border="none"/>
      <style:text-properties fo:font-variant="normal" fo:text-transform="none" fo:color="#4f4f4f" style:font-name="PingFang SC" fo:font-size="10.5pt" fo:letter-spacing="normal" fo:font-style="normal" fo:font-weight="normal" officeooo:rsid="0049b16a" officeooo:paragraph-rsid="0020ba05" style:font-name-asian="PingFang SC" style:font-size-asian="12pt" style:font-style-asian="normal" style:font-weight-asian="normal" fo:padding="0cm" fo:border="none"/>
    </style:style>
    <style:style style:name="P3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fo:letter-spacing="normal"/>
    </style:style>
    <style:style style:name="P33"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fo:letter-spacing="normal" style:font-name-asian="PingFang SC1" style:font-size-asian="12pt" style:font-style-asian="normal" style:font-weight-asian="normal"/>
    </style:style>
    <style:style style:name="P34" style:family="paragraph" style:parent-style-name="Text_20_body">
      <style:paragraph-properties fo:margin-left="0cm" fo:margin-right="0cm" fo:margin-top="0cm" fo:margin-bottom="0.423cm" loext:contextual-spacing="false" fo:orphans="2" fo:widows="2" fo:text-indent="0cm" style:auto-text-indent="false"/>
    </style:style>
    <style:style style:name="P35" style:family="paragraph" style:parent-style-name="Preformatted_20_Text">
      <style:paragraph-properties fo:margin-top="0cm" fo:margin-bottom="0.499cm" loext:contextual-spacing="false" fo:line-height="140%" fo:orphans="2" fo:widows="2" fo:background-color="#3f3f3f" fo:padding="0cm" fo:border="none">
        <style:background-image/>
      </style:paragraph-properties>
      <style:text-properties fo:font-variant="normal" fo:text-transform="none" fo:color="#dcdcdc" style:font-name="Menlo" fo:font-size="9.75pt" fo:letter-spacing="normal" fo:font-style="normal" fo:font-weight="normal"/>
    </style:style>
    <style:style style:name="P36" style:family="paragraph" style:parent-style-name="Preformatted_20_Text">
      <style:paragraph-properties fo:margin-left="0cm" fo:margin-right="0cm" fo:margin-top="0cm" fo:margin-bottom="0.499cm" loext:contextual-spacing="false" fo:line-height="140%" fo:orphans="2" fo:widows="2" fo:text-indent="0cm" style:auto-text-indent="false" fo:background-color="#3f3f3f" fo:padding="0cm" fo:border="none">
        <style:background-image/>
      </style:paragraph-properties>
      <style:text-properties fo:font-variant="normal" fo:text-transform="none" fo:color="#dcdcdc" style:font-name="Menlo" fo:font-size="9.75pt" fo:letter-spacing="normal" fo:font-style="normal" fo:font-weight="normal"/>
    </style:style>
    <style:style style:name="P37" style:family="paragraph" style:parent-style-name="Preformatted_20_Text">
      <style:paragraph-properties fo:margin-left="0cm" fo:margin-right="0cm" fo:margin-top="0cm" fo:margin-bottom="0.499cm" loext:contextual-spacing="false" fo:line-height="140%" fo:orphans="2" fo:widows="2" fo:text-indent="0cm" style:auto-text-indent="false" fo:background-color="#3f3f3f" fo:padding="0cm" fo:border="none">
        <style:background-image/>
      </style:paragraph-properties>
      <style:text-properties fo:font-variant="normal" fo:text-transform="none" fo:color="#dcdcdc" fo:letter-spacing="normal"/>
    </style:style>
    <style:style style:name="P38" style:family="paragraph" style:parent-style-name="Preformatted_20_Text">
      <style:paragraph-properties fo:margin-left="0cm" fo:margin-right="0cm" fo:line-height="140%" fo:orphans="2" fo:widows="2" fo:text-indent="0cm" style:auto-text-indent="false" fo:background-color="#3f3f3f" fo:padding="0cm" fo:border="none">
        <style:background-image/>
      </style:paragraph-properties>
      <style:text-properties fo:font-variant="normal" fo:text-transform="none" fo:color="#dcdcdc" style:font-name="Menlo" fo:font-size="9.75pt" fo:letter-spacing="normal" fo:font-style="normal" fo:font-weight="normal"/>
    </style:style>
    <style:style style:name="P39" style:family="paragraph" style:parent-style-name="Preformatted_20_Text">
      <style:paragraph-properties fo:line-height="140%" fo:orphans="2" fo:widows="2" fo:background-color="#3f3f3f" fo:padding="0cm" fo:border="none">
        <style:background-image/>
      </style:paragraph-properties>
      <style:text-properties fo:font-variant="normal" fo:text-transform="none" fo:color="#dcdcdc" fo:letter-spacing="normal"/>
    </style:style>
    <style:style style:name="P40" style:family="paragraph" style:parent-style-name="Preformatted_20_Text">
      <style:paragraph-properties fo:line-height="140%" fo:orphans="2" fo:widows="2" fo:background-color="#3f3f3f" fo:padding="0cm" fo:border="none">
        <style:background-image/>
      </style:paragraph-properties>
      <style:text-properties fo:font-variant="normal" fo:text-transform="none" fo:color="#dcdcdc" style:font-name="Menlo" fo:font-size="9.75pt" fo:letter-spacing="normal" fo:font-style="normal" fo:font-weight="normal"/>
    </style:style>
    <style:style style:name="P41" style:family="paragraph" style:parent-style-name="Heading_20_3">
      <style:text-properties fo:font-variant="normal" fo:text-transform="none" fo:color="#4f4f4f" style:font-name="apple-system" fo:font-size="12pt" fo:letter-spacing="normal" fo:font-style="normal" fo:font-weight="normal" officeooo:rsid="0025a535" officeooo:paragraph-rsid="0020ba05" style:font-name-asian="文泉驿点阵正黑" style:font-size-asian="10.5pt" style:font-style-asian="normal" style:font-weight-asian="bold" style:font-name-complex="Liberation Mono" style:font-size-complex="10.5pt"/>
    </style:style>
    <style:style style:name="P42" style:family="paragraph" style:parent-style-name="Heading_20_3">
      <style:paragraph-properties fo:margin-left="0cm" fo:margin-right="0cm" fo:margin-top="0cm" fo:margin-bottom="0.423cm" loext:contextual-spacing="false" style:line-height-at-least="0.688cm" fo:text-align="justify" style:justify-single-word="false" fo:orphans="2" fo:widows="2" fo:text-indent="0cm" style:auto-text-indent="false" fo:padding="0cm" fo:border="none"/>
      <style:text-properties fo:font-variant="normal" fo:text-transform="none" fo:color="#4f4f4f" style:font-name="PingFang SC" fo:font-size="10.5pt" fo:letter-spacing="normal" fo:font-style="normal" fo:font-weight="normal" officeooo:rsid="0049b16a" officeooo:paragraph-rsid="0020ba05" style:font-name-asian="PingFang SC" style:font-size-asian="12pt" style:font-style-asian="normal" style:font-weight-asian="normal" fo:padding="0cm" fo:border="none"/>
    </style:style>
    <style:style style:name="P43" style:family="paragraph" style:parent-style-name="Heading_20_3">
      <style:paragraph-properties fo:margin-left="0cm" fo:margin-right="0cm" fo:margin-top="0cm" fo:margin-bottom="0.423cm" loext:contextual-spacing="false" style:line-height-at-least="0.688cm" fo:text-align="justify" style:justify-single-word="false" fo:orphans="2" fo:widows="2" fo:text-indent="0cm" style:auto-text-indent="false" fo:padding="0cm" fo:border="none"/>
      <style:text-properties fo:font-variant="normal" fo:text-transform="none" fo:color="#333333" style:font-name="PingFang SC" fo:font-size="10.5pt" fo:letter-spacing="normal" fo:font-style="normal" fo:font-weight="normal" officeooo:rsid="0049b16a" officeooo:paragraph-rsid="0020ba05" style:font-name-asian="PingFang SC" style:font-size-asian="12pt" style:font-style-asian="normal" style:font-weight-asian="normal" fo:padding="0cm" fo:border="none"/>
    </style:style>
    <style:style style:name="T1" style:family="text">
      <style:text-properties officeooo:rsid="0017f287"/>
    </style:style>
    <style:style style:name="T2" style:family="text">
      <style:text-properties style:font-name-asian="PingFang SC" style:font-size-asian="12pt" style:font-style-asian="normal" style:font-weight-asian="normal"/>
    </style:style>
    <style:style style:name="T3" style:family="text">
      <style:text-properties officeooo:rsid="0046546f" style:font-name-asian="PingFang SC" style:font-size-asian="12pt" style:font-style-asian="normal" style:font-weight-asian="normal"/>
    </style:style>
    <style:style style:name="T4" style:family="text">
      <style:text-properties officeooo:rsid="0025a535" style:font-name-asian="PingFang SC" style:font-size-asian="10.5pt" style:font-style-asian="normal" style:font-weight-asian="normal" style:font-name-complex="Liberation Mono" style:font-size-complex="10.5pt" style:font-weight-complex="bold"/>
    </style:style>
    <style:style style:name="T5" style:family="text">
      <style:text-properties officeooo:rsid="001ed34b"/>
    </style:style>
    <style:style style:name="T6" style:family="text">
      <style:text-properties officeooo:rsid="0025a535"/>
    </style:style>
    <style:style style:name="T7" style:family="text">
      <style:text-properties officeooo:rsid="0024c034"/>
    </style:style>
    <style:style style:name="T8" style:family="text">
      <style:text-properties style:font-name="Courier New" fo:font-size="9pt" fo:font-style="normal" fo:font-weight="normal"/>
    </style:style>
    <style:style style:name="T9" style:family="text">
      <style:text-properties style:font-name="Courier New" fo:font-style="normal" fo:font-weight="normal" officeooo:rsid="0027a3a8" style:font-name-asian="文泉驿点阵正黑" style:font-size-asian="10.5pt" style:font-size-complex="10.5pt"/>
    </style:style>
    <style:style style:name="T10" style:family="text">
      <style:text-properties style:font-name="Courier New" fo:font-style="normal" fo:font-weight="normal" officeooo:rsid="0024c034" style:font-name-asian="文泉驿点阵正黑" style:font-size-asian="10.5pt" style:font-size-complex="10.5pt"/>
    </style:style>
    <style:style style:name="T11" style:family="text">
      <style:text-properties style:font-name="Courier New" fo:font-style="normal" fo:font-weight="normal" officeooo:rsid="0025a535" style:font-name-asian="文泉驿点阵正黑" style:font-size-asian="10.5pt" style:font-size-complex="10.5pt"/>
    </style:style>
    <style:style style:name="T12" style:family="text">
      <style:text-properties style:font-name="Courier New" fo:font-style="normal" fo:font-weight="normal" officeooo:rsid="0028bb35" style:font-name-asian="文泉驿点阵正黑" style:font-size-asian="10.5pt" style:font-size-complex="10.5pt"/>
    </style:style>
    <style:style style:name="T13" style:family="text">
      <style:text-properties style:font-name="Courier New" fo:font-size="10.5pt" fo:font-style="normal" fo:font-weight="normal" officeooo:rsid="0027a3a8" style:font-name-asian="文泉驿点阵正黑" style:font-size-asian="10.5pt" style:font-size-complex="10.5pt"/>
    </style:style>
    <style:style style:name="T14" style:family="text">
      <style:text-properties style:font-name="Courier New" fo:font-size="10.5pt" fo:font-style="normal" fo:font-weight="normal" officeooo:rsid="0025a535" style:font-name-asian="文泉驿点阵正黑" style:font-size-asian="10.5pt" style:font-size-complex="10.5pt"/>
    </style:style>
    <style:style style:name="T15" style:family="text">
      <style:text-properties fo:color="#800000" style:font-name="Courier New" fo:font-size="9pt" fo:font-style="normal" fo:font-weight="normal"/>
    </style:style>
    <style:style style:name="T16" style:family="text">
      <style:text-properties fo:color="#800000" style:font-name="Courier New" fo:font-size="9pt" fo:font-style="normal" fo:font-weight="normal" officeooo:rsid="00272827" style:font-name-asian="Courier New" style:font-size-asian="9pt" style:font-style-asian="normal" style:font-weight-asian="normal"/>
    </style:style>
    <style:style style:name="T17" style:family="text">
      <style:text-properties fo:color="#800000" style:font-name="Courier New" fo:font-size="9pt" fo:font-style="normal" fo:font-weight="normal" officeooo:rsid="00272827"/>
    </style:style>
    <style:style style:name="T18" style:family="text">
      <style:text-properties fo:color="#24292e" style:font-name="文泉驿点阵正黑" fo:font-style="normal" fo:font-weight="normal" officeooo:rsid="0028bb35" style:font-size-asian="10.5pt" style:font-size-complex="10.5pt"/>
    </style:style>
    <style:style style:name="T19" style:family="text">
      <style:text-properties fo:color="#24292e" style:font-name="文泉驿点阵正黑" fo:font-size="10.5pt" fo:font-style="normal" fo:font-weight="normal" officeooo:rsid="0028bb35" style:font-size-asian="10.5pt" style:font-size-complex="10.5pt"/>
    </style:style>
    <style:style style:name="T20" style:family="text">
      <style:text-properties style:font-weight-complex="bold"/>
    </style:style>
    <style:style style:name="T21" style:family="text">
      <style:text-properties officeooo:rsid="002feead"/>
    </style:style>
    <style:style style:name="T22" style:family="text">
      <style:text-properties style:font-name="PingFang SC" fo:font-size="10.5pt"/>
    </style:style>
    <style:style style:name="T23" style:family="text">
      <style:text-properties style:font-name="PingFang SC" fo:font-size="10.5pt" officeooo:rsid="0032c47e"/>
    </style:style>
    <style:style style:name="T24" style:family="text">
      <style:text-properties officeooo:rsid="0043727b"/>
    </style:style>
    <style:style style:name="T25" style:family="text">
      <style:text-properties officeooo:rsid="0021a268"/>
    </style:style>
    <style:style style:name="T26" style:family="text">
      <style:text-properties fo:font-weight="bold" style:font-weight-asian="bold" style:font-weight-complex="bold"/>
    </style:style>
    <style:style style:name="T27" style:family="text">
      <style:text-properties fo:font-weight="bold" officeooo:rsid="0021a268" style:font-weight-asian="bold" style:font-weight-complex="bold"/>
    </style:style>
    <style:style style:name="T28" style:family="text">
      <style:text-properties style:font-name="PingFang SC1"/>
    </style:style>
    <style:style style:name="T29" style:family="text">
      <style:text-properties style:font-name="PingFang SC1" fo:font-size="12pt" fo:font-style="normal"/>
    </style:style>
    <style:style style:name="T30" style:family="text">
      <style:text-properties style:font-name="PingFang SC1" fo:font-size="12pt" fo:font-style="normal" fo:font-weight="normal"/>
    </style:style>
    <style:style style:name="T31" style:family="text">
      <style:text-properties style:font-name-asian="PingFang SC1"/>
    </style:style>
    <style:style style:name="T32" style:family="text">
      <style:text-properties style:font-name-asian="PingFang SC1" style:font-size-asian="12pt" style:font-style-asian="normal"/>
    </style:style>
    <style:style style:name="T33" style:family="text">
      <style:text-properties style:font-name-asian="PingFang SC1" style:font-size-asian="12pt" style:font-style-asian="normal" style:font-weight-asian="normal"/>
    </style:style>
    <style:style style:name="T34" style:family="text">
      <style:text-properties fo:color="#333333" style:font-name="PingFang SC1"/>
    </style:style>
    <style:style style:name="T35" style:family="text">
      <style:text-properties fo:color="#333333" style:font-name-asian="PingFang SC1"/>
    </style:style>
    <style:style style:name="T36" style:family="text">
      <style:text-properties fo:color="#333333" style:font-name="monospace"/>
    </style:style>
    <style:style style:name="T37" style:family="text">
      <style:text-properties fo:font-variant="normal" fo:text-transform="none" fo:color="#333333" style:font-name="PingFang SC1" fo:letter-spacing="normal" fo:font-style="normal"/>
    </style:style>
    <style:style style:name="T38" style:family="text">
      <style:text-properties fo:font-variant="normal" fo:text-transform="none" fo:color="#333333" style:font-name="PingFang SC1" fo:font-size="12pt" fo:letter-spacing="normal" fo:font-style="normal" fo:font-weight="normal"/>
    </style:style>
    <style:style style:name="T39" style:family="text">
      <style:text-properties fo:font-variant="normal" fo:text-transform="none" fo:color="#333333" style:font-name="monospace" fo:font-size="12pt" fo:letter-spacing="normal" fo:font-style="normal" fo:font-weight="normal"/>
    </style:style>
    <style:style style:name="T40" style:family="text">
      <style:text-properties fo:font-variant="normal" fo:text-transform="none" fo:color="#333333" fo:letter-spacing="normal"/>
    </style:style>
    <style:style style:name="T41" style:family="text">
      <style:text-properties fo:font-variant="normal" fo:text-transform="none" fo:color="#333333" fo:letter-spacing="normal" style:font-name-asian="PingFang SC1" style:font-style-asian="normal"/>
    </style:style>
    <style:style style:name="T42" style:family="text">
      <style:text-properties fo:font-variant="normal" fo:text-transform="none" fo:color="#333333" fo:letter-spacing="normal" style:font-name-asian="PingFang SC1" style:font-size-asian="12pt" style:font-style-asian="normal" style:font-weight-asian="normal"/>
    </style:style>
    <style:style style:name="T43" style:family="text">
      <style:text-properties style:font-name="Menlo" fo:font-size="9.75pt" fo:font-style="normal" fo:font-weight="normal"/>
    </style:style>
    <style:style style:name="T44" style:family="text">
      <style:text-properties style:font-name-asian="Menlo" style:font-size-asian="9.75pt" style:font-style-asian="normal" style:font-weight-asian="normal"/>
    </style:style>
    <style:style style:name="T45" style:family="text">
      <style:text-properties officeooo:rsid="00292f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屏幕截图： s<text:span text:style-name="T1">hift+print(打印键)</text:span></text:p>
      <text:p text:style-name="Standard"/>
      <text:p text:style-name="P3">Pycharm 配置桌面快捷方式：</text:p>
      <text:p text:style-name="P1">执行：sudo gedit /usr/share/applications/Pycharm.desktop，创建.desktop配置文件</text:p>
      <text:p text:style-name="P1">在该配置文件中输入以下内容：</text:p>
      <text:p text:style-name="P2">[Desktop Entry]</text:p>
      <text:p text:style-name="P2">Type = Application</text:p>
      <text:p text:style-name="P2">Name = Pycharm</text:p>
      <text:p text:style-name="P2">GenericName = Pycharm3</text:p>
      <text:p text:style-name="P2">Comment = Pycharm3:The Python IDE</text:p>
      <text:p text:style-name="P2">Exec = sh /usr/local/pycharm/pycharm-2017.3.4/bin/pycharm.sh</text:p>
      <text:p text:style-name="P2">Icon = /usr/local/pycharm/pycharm-2017.3.4/bin/pycharm.png</text:p>
      <text:p text:style-name="P2">Terminal = pycharm</text:p>
      <text:p text:style-name="P2">StartupNotify = true</text:p>
      <text:p text:style-name="P2">Categories = Development;Pycharm</text:p>
      <text:p text:style-name="P2">保存后退出即可。</text:p>
      <text:p text:style-name="P2"/>
      <text:p text:style-name="P2"><text:span text:style-name="T26">P</text:span><text:span text:style-name="T27">ycharm</text:span><text:span text:style-name="T25">退出Setting等相关子界面，按ESC健；</text:span></text:p>
      <text:p text:style-name="P2"/>
      <text:p text:style-name="P1"/>
      <text:p text:style-name="P1"/>
      <text:p text:style-name="P11">Anaconda中Python版本切换命令：</text:p>
      <text:p text:style-name="P4">创建3.5版本：conda create -n py35 python=3.5 anaconda</text:p>
      <text:p text:style-name="P4">激活3.5版本：source activate py35</text:p>
      <text:p text:style-name="P4"><text:bookmark-start text:name="__DdeLink__4_587269901"/>注销3.5版本<text:bookmark-end text:name="__DdeLink__4_587269901"/>：source deactivate</text:p>
      <text:p text:style-name="P4"/>
      <text:p text:style-name="P4">指定版本创建虚拟环境：</text:p>
      <text:p text:style-name="P5">创建3.5版本：virtualenv -p /usr/local/anaconda3/envs/py35/bin/python3.5 venv</text:p>
      <text:p text:style-name="P4">激活3.5版本：source <text:s/><text:span text:style-name="T5">venv/bin/activate</text:span></text:p>
      <text:p text:style-name="P4">注<text:span text:style-name="T6">销3.5版</text:span>本:<text:span text:style-name="T5">deactivate</text:span></text:p>
      <text:p text:style-name="P6"/>
      <text:p text:style-name="P4"/>
      <text:p text:style-name="P7">github远程配置:</text:p>
      <text:p text:style-name="P8">1、本地<text:span text:style-name="T7">/home/260137/PycharmProjects/flasky创建flasky仓库；</text:span></text:p>
      <text:p text:style-name="P9">2、g<text:span text:style-name="T6">ithub远程创建空仓库flask,不带README文件；</text:span></text:p>
      <text:p text:style-name="P10">3、终端执行</text:p>
      <text:p text:style-name="P19"><text:span text:style-name="T8">ssh-keygen -t rsa -C </text:span><text:span text:style-name="T15">"</text:span><text:a xlink:type="simple" xlink:href="mailto:sishuiyibai@163.com" text:style-name="Internet_20_link" text:visited-style-name="Visited_20_Internet_20_Link"><text:span text:style-name="T16">sishuiyibai@163.com</text:span></text:a><text:span text:style-name="T15">"</text:span></text:p>
      <text:p text:style-name="P22"><text:span text:style-name="T17">创建ssh密钥文件：</text:span><text:span text:style-name="T15">id_rsa. 和id_rsa.pub.</text:span></text:p>
      <text:p text:style-name="P26"/>
      <text:p text:style-name="P23"><text:span text:style-name="T9">4、</text:span><text:span text:style-name="T10">g</text:span><text:span text:style-name="T11">ithub远程</text:span><text:span text:style-name="T12">setting/</text:span><text:span text:style-name="T18">SSH keys&amp;GPG keys中配置id_rsa.pub密钥文件</text:span></text:p>
      <text:p text:style-name="P20"><text:span text:style-name="T19">5</text:span><text:span text:style-name="T13">、</text:span><text:span text:style-name="T14">终端执行</text:span></text:p>
      <text:p text:style-name="P21"><text:span text:style-name="T14">git remote add origin </text:span><text:a xlink:type="simple" xlink:href="mailto:git@github.com" text:style-name="Internet_20_link" text:visited-style-name="Visited_20_Internet_20_Link"><text:span text:style-name="T14">git@github.com</text:span></text:a><text:span text:style-name="T14">:sishuiyibai/flasky.git</text:span></text:p>
      <text:p text:style-name="P24"/>
      <text:p text:style-name="P25">git push -u origin master</text:p>
      <text:p text:style-name="P25">将本地仓库推送至github远程flasky仓库中</text:p>
      <text:p text:style-name="P25"/>
      <text:p text:style-name="P27">Anaconda虚拟环境管理：</text:p>
      <text:h text:style-name="P41" text:outline-level="3"><text:bookmark text:name="列出所有的环境"/><text:span text:style-name="T20">列出所有的环境</text:span>：con<text:span text:style-name="T21">da </text:span>info<text:span text:style-name="T21"> --envs</text:span></text:h>
      <text:p text:style-name="P14"><text:span text:style-name="T4">删除环境（不要乱删啊啊啊）:</text:span><text:span text:style-name="T22">conda remove -n py3</text:span><text:span text:style-name="T23">5</text:span><text:span text:style-name="T22"> –all</text:span></text:p>
      <text:p text:style-name="P15"/>
      <text:p text:style-name="P16"><text:soft-page-break/>pycharm安装：</text:p>
      <text:p text:style-name="P16">tar -xvzf pycharm-professional-2017.1.2.tar.gz -C /usr/local/pycharm/</text:p>
      <text:p text:style-name="P16">pycharm service license:<text:bookmark-start text:name="__DdeLink__145_1758790631"/>https://idea.ouyanglol.com/<text:bookmark-end text:name="__DdeLink__145_1758790631"/></text:p>
      <text:p text:style-name="P16">版本控制：</text:p>
      <text:p text:style-name="P16">创建新项目文件夹<text:span text:style-name="T24">myflaskapp,添加项目文件</text:span></text:p>
      <text:p text:style-name="P17">执行以下等命令：</text:p>
      <text:p text:style-name="P17">git init；</text:p>
      <text:p text:style-name="P18">git config –global user.name “sishuiyibai”</text:p>
      <text:p text:style-name="P18">git config –global user.email “<text:a xlink:type="simple" xlink:href="mailto:sishuiyibai@163.com" text:style-name="Internet_20_link" text:visited-style-name="Visited_20_Internet_20_Link">sishuiyibai@163.com</text:a>”</text:p>
      <text:p text:style-name="P18"/>
      <text:p text:style-name="P16">Alt+9打开版本控制窗口，切换到local change栏，蓝色：与远程仓库同步后本地修改的文件，绿色：新增但还没有commit的文件，</text:p>
      <text:p text:style-name="P16">Unversioned Files ：添加入该项目文件夹中的文件，但还没有被git跟踪；</text:p>
      <text:p text:style-name="P16"><text:span text:style-name="T2">当被跟踪的文件里面有不想跟踪的文件时，使用命令</text:span>git rm<text:span text:style-name="T2">删除文件。如：</text:span></text:p>
      <text:p text:style-name="P12">git rm --cached readme1.txt <text:span text:style-name="T2">删除</text:span>readme1.txt<text:span text:style-name="T2">的跟踪，并保留在本地。</text:span></text:p>
      <text:p text:style-name="P12">git rm --f readme1.txt <text:span text:style-name="T2">删除</text:span>readme1.txt<text:span text:style-name="T2">的跟踪，并且删除本地文件。</text:span></text:p>
      <text:p text:style-name="P12"><text:span text:style-name="T2">然后</text:span>git commit<text:span text:style-name="T2">即可。但是</text:span>git status<text:span text:style-name="T2">查看状态时还是会列出来。</text:span></text:p>
      <text:p text:style-name="P12"><text:span text:style-name="T2">创建</text:span><text:span text:style-name="T3">并切换至新</text:span><text:span text:style-name="T2">分支</text:span><text:span text:style-name="T3">branch1</text:span><text:span text:style-name="T2">：</text:span><text:span text:style-name="T3">git checkout -b branch1;</text:span></text:p>
      <text:p text:style-name="P13"><text:span text:style-name="T3">创建分支：</text:span><text:span text:style-name="T2">git branch branch1;切换分支：git checkout branch1</text:span></text:p>
      <text:p text:style-name="P29">查看分支情况：git branch</text:p>
      <text:p text:style-name="P30">合并分支：git merge branch1</text:p>
      <text:p text:style-name="P31">合并完后删除branch1分支：git branch -d branch1</text:p>
      <text:p text:style-name="P31"/>
      <text:p text:style-name="P31"/>
      <text:p text:style-name="P31"/>
      <text:h text:style-name="P43" text:outline-level="3"><text:soft-page-break/><text:span text:style-name="T28">1. </text:span><text:span text:style-name="T31">修改错误的提交信息（</text:span><text:span text:style-name="T28">commit message</text:span><text:span text:style-name="T31">）</text:span></text:h>
      <text:p text:style-name="P32"><text:span text:style-name="T33">提交信息很长时间内会一直保留在你的代码库（</text:span><text:span text:style-name="T30">code base</text:span><text:span text:style-name="T33">）中，所以你肯定希望通过这个信息正确地了解代码修改情况。 下面这个命令可以让你编辑最近一次的提交信息，但是你必须确保没有对当前的代码库（</text:span><text:span text:style-name="T30">working copy</text:span><text:span text:style-name="T33">）做修改，否则这些修改也会随之一起提交。</text:span></text:p>
      <text:p text:style-name="P36">$ git commit --amend -m ”YOUR-NEW-COMMIT-MESSAGE”</text:p>
      <text:p text:style-name="P32"><text:span text:style-name="T33">假如你已经将代码提交（</text:span><text:span text:style-name="T30">git commit</text:span><text:span text:style-name="T33">）推送（</text:span><text:span text:style-name="T30">git push</text:span><text:span text:style-name="T33">）到了远程分支，那么你需要通过下面的命令强制推送这次的代码提交。</text:span></text:p>
      <text:p text:style-name="P36">$ git push &lt;remote&gt; &lt;branch&gt; --force</text:p>
      <text:h text:style-name="P42" text:outline-level="3"><text:span text:style-name="T34">2. </text:span><text:span text:style-name="T35">提交之前撤销</text:span><text:span text:style-name="Source_20_Text"><text:span text:style-name="T36">git add</text:span></text:span></text:h>
      <text:p text:style-name="P32"><text:span text:style-name="T33">如果你往暂存区（</text:span><text:span text:style-name="T30">staging area</text:span><text:span text:style-name="T33">）中加入了一些错误的文件，但是还没有提交代码。你可以使用一条简单的命令就可以撤销。如果只需要移除一个文件，那么请输入：</text:span></text:p>
      <text:p text:style-name="P37"><text:span text:style-name="T43">$ git reset &lt;</text:span><text:span text:style-name="T44">文件名</text:span><text:span text:style-name="T43">&gt;</text:span></text:p>
      <text:p text:style-name="P33">或者如果你想从暂存区移除所有没有提交的修改：</text:p>
      <text:p text:style-name="P36">$ git reset</text:p>
      <text:h text:style-name="P43" text:outline-level="3"><text:span text:style-name="T28">3. </text:span><text:span text:style-name="T31">撤销最近一次代码提交</text:span></text:h>
      <text:p text:style-name="P33">有时候你可能会不小心提交了错误的文件或一开始就遗漏了某些东西。下面这三步操作可以帮助你解决这个问题。</text:p>
      <text:p text:style-name="P38">$ git reset --soft HEAD~1</text:p>
      <text:p text:style-name="P39"><text:span text:style-name="T43"># </text:span><text:span text:style-name="T44">对工作文件进行必要的更改</text:span></text:p>
      <text:p text:style-name="P40">$ git add -A .</text:p>
      <text:p text:style-name="P35">$ git commit -c ORIG_HEAD</text:p>
      <text:p text:style-name="P34"><text:span text:style-name="T42">你执行第一个命令时，</text:span><text:span text:style-name="T38">Git</text:span><text:span text:style-name="T42">会将</text:span><text:span text:style-name="Source_20_Text"><text:span text:style-name="T39">HEAD</text:span></text:span><text:span text:style-name="T42">指针（</text:span><text:span text:style-name="T38">pointer</text:span><text:span text:style-name="T42">）后移到此前的一次提交，之后你才能移动文件或作必要的修改。</text:span></text:p>
      <text:p text:style-name="P34"><text:span text:style-name="T42">然后你就可以添加所有的修改，而且当你执行最后的命令时，</text:span><text:span text:style-name="T38">Git</text:span><text:span text:style-name="T42">会打开你的默认文本编辑器，其中会包含上一次提交时的信息。如果愿意的话，你可以修改提交信息，或者你也可以在最后的命令中使用</text:span><text:span text:style-name="Source_20_Text"><text:span text:style-name="T39">-C</text:span></text:span><text:span text:style-name="T42">而不是</text:span><text:span text:style-name="Source_20_Text"><text:span text:style-name="T39">-c</text:span></text:span><text:span text:style-name="T42">，来跳过这一步。</text:span></text:p>
      <text:h text:style-name="P43" text:outline-level="3"><text:soft-page-break/><text:span text:style-name="T28">4. Git</text:span><text:span text:style-name="T31">仓库撤销至前一次提交时的状态</text:span></text:h>
      <text:p text:style-name="P32">“<text:span text:style-name="T33">撤销”（</text:span><text:span text:style-name="T30">revert</text:span><text:span text:style-name="T33">）在许多情况下是非常有必要的——尤其是你把代码搞的一团糟的情况下。最常见的情况是，你想回到之前代码版本，检查下那个时候的代码库，然后再回到现在状态。这可以通过下面的命令实现：</text:span></text:p>
      <text:p text:style-name="P36">$ git checkout &lt;SHA&gt;</text:p>
      <text:p text:style-name="P34"><text:span text:style-name="T40">“”</text:span><text:span text:style-name="T42">是你想查看的提交拥有的哈希值（</text:span><text:span text:style-name="T38">Hash Code</text:span><text:span text:style-name="T42">）中前</text:span><text:span text:style-name="T38">8</text:span><text:span text:style-name="T42">至</text:span><text:span text:style-name="T38">10</text:span><text:span text:style-name="T42">个字符。 这个命令会使</text:span><text:span text:style-name="Source_20_Text"><text:span text:style-name="T39">&lt;HEAD&gt;</text:span></text:span><text:span text:style-name="T42">指针脱离（</text:span><text:span text:style-name="T38">detach</text:span><text:span text:style-name="T42">），可以让你在不检出（</text:span><text:span text:style-name="T38">check out</text:span><text:span text:style-name="T42">）任何分支的情况下查看代码——脱离</text:span><text:span text:style-name="T38">HEAD</text:span><text:span text:style-name="T42">并不像听上去那么可怕。如果你想在这种情况下提交修改，你可以通过创建新的分支来实现：</text:span></text:p>
      <text:p text:style-name="P36">$ git checkout -b &lt;SHA&gt;</text:p>
      <text:p text:style-name="P32"><text:span text:style-name="T33">要想回到当前的工作进度，只需要检出（</text:span><text:span text:style-name="T30">check out</text:span><text:span text:style-name="T33">）你之前所在的分支即可。</text:span></text:p>
      <text:p text:style-name="Text_20_body"><text:line-break/><text:span text:style-name="T45">5</text:span><text:span text:style-name="T37">. </text:span><text:span text:style-name="T41">删除本地和远程</text:span><text:span text:style-name="T37">Git</text:span><text:span text:style-name="T41">分支</text:span></text:p>
      <text:p text:style-name="P33">删除本地分支：</text:p>
      <text:p text:style-name="P36">$ git branch --delete --force &lt;branchName&gt;</text:p>
      <text:h text:style-name="P28" text:outline-level="4"><text:span text:style-name="T32">或者使用选项</text:span><text:span text:style-name="T29">-D</text:span><text:span text:style-name="T32">作为简写：</text:span></text:h>
      <text:p text:style-name="P36">$ git branch -D</text:p>
      <text:p text:style-name="P33">删除远程分支：</text:p>
      <text:p text:style-name="P36">$ git push origin --delete &lt;branchName&g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Lohit Devanagari1" svg:font-family="'Lohit Devanagari'"/>
    <style:font-face style:name="Menlo" svg:font-family="Menlo, Monaco, Consolas, 'Courier New', monospace"/>
    <style:font-face style:name="PingFang SC1" svg:font-family="'PingFang SC', 'Helvetica Neue', 'Microsoft YaHei UI', 'Microsoft YaHei', 'Noto Sans CJK SC', Sathu, EucrosiaUPC, sans-serif"/>
    <style:font-face style:name="PingFang SC" svg:font-family="'PingFang SC', 'Microsoft YaHei', SimHei, Arial, SimSun"/>
    <style:font-face style:name="apple-system" svg:font-family="apple-system, 'SF UI Text', Arial, 'PingFang SC', 'Hiragino Sans GB', 'Microsoft YaHei', 'WenQuanYi Micro Hei', sans-serif, SimHei, SimSun"/>
    <style:font-face style:name="monospace" svg:font-family="monospace, monospace"/>
    <style:font-face style:name="Liberation Mono" svg:font-family="'Liberation Mono'" style:font-family-generic="modern" style:font-pitch="fixed"/>
    <style:font-face style:name="Nimbus Mono L" svg:font-family="'Nimbus Mono L'" style:font-family-generic="modern" style:font-pitch="fixed"/>
    <style:font-face style:name="文泉驿点阵正黑" svg:font-family="文泉驿点阵正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点阵正黑1" svg:font-family="文泉驿点阵正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文泉驿点阵正黑1"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文泉驿点阵正黑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驿点阵正黑1" style:font-family-asian="文泉驿点阵正黑"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文泉驿点阵正黑1" style:font-family-asian="文泉驿点阵正黑"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9T17:27:37.733126509</meta:creation-date>
    <dc:date>2018-04-03T16:22:07.855894022</dc:date>
    <meta:editing-duration>PT5H59M9S</meta:editing-duration>
    <meta:editing-cycles>14</meta:editing-cycles>
    <meta:generator>LibreOffice/4.3.7.2$Linux_X86_64 LibreOffice_project/430$Build-2</meta:generator>
    <meta:document-statistic meta:table-count="0" meta:image-count="0" meta:object-count="0" meta:page-count="4" meta:paragraph-count="89" meta:word-count="1459" meta:character-count="3085" meta:non-whitespace-character-count="2917"/>
  </office:meta>
</office:document-meta>
</file>